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D" style:family="table-column">
      <style:table-column-properties style:column-width="3.6cm" style:rel-column-width="12420*"/>
    </style:style>
    <style:style style:name="Table2.F"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Table_20_Contents" style:list-style-name="L2"/>
    <style:style style:name="P8" style:family="paragraph" style:parent-style-name="Table_20_Contents" style:list-style-name="L3"/>
    <style:style style:name="P9" style:family="paragraph" style:parent-style-name="Table_20_Contents" style:list-style-name="L4"/>
    <style:style style:name="P10" style:family="paragraph" style:parent-style-name="Table_20_Contents" style:list-style-name="L5"/>
    <style:style style:name="P11" style:family="paragraph" style:parent-style-name="Table_20_Contents" style:list-style-name="L6"/>
    <style:style style:name="P12" style:family="paragraph" style:parent-style-name="Table_20_Contents" style:list-style-name="L7"/>
    <style:style style:name="P13" style:family="paragraph" style:parent-style-name="Heading_20_2">
      <style:paragraph-properties fo:break-before="page"/>
    </style:style>
    <style:style style:name="P14" style:family="paragraph" style:parent-style-name="Standard" style:list-style-name="L1"/>
    <style:style style:name="P15" style:family="paragraph" style:parent-style-name="Standard" style:list-style-name="L8"/>
    <style:style style:name="P16" style:family="paragraph" style:parent-style-name="Standard" style:list-style-name="L9"/>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1090424659355192719" text:style-name="L1">
        <text:list-item>
          <text:p text:style-name="P14">Sophie</text:p>
          <text:list>
            <text:list-item>
              <text:p text:style-name="P14">Sophie is able to speak with objects that attract her interest, ordering them to perform actions useful for the game-play. She has this ability from the start of the game, and its use is already required at the Portheaven Fair.</text:p>
            </text:list-item>
            <text:list-item>
              <text:p text:style-name="P14">To enter Cal Sophie will have to speak with an ancient ruin in a language that she doesn’t know; in the guild of alchemists will find a book that will help her to understand the ancient language.</text:p>
            </text:list-item>
          </text:list>
        </text:list-item>
        <text:list-item>
          <text:p text:style-name="P14">Calcifer</text:p>
          <text:list>
            <text:list-item>
              <text:p text:style-name="P14">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4">Calcifer uses the pressure in the armor, thanks to special joints given to him by King Beuron, to shoot pieces at a great distance as a cannon.</text:p>
            </text:list-item>
            <text:list-item>
              <text:p text:style-name="P14">When they are in the dark, it is always possible to ask Calcifer to shed light.</text:p>
            </text:list-item>
          </text:list>
        </text:list-item>
        <text:list-item>
          <text:p text:style-name="P14">Heen is able to use his brute force to destroy specific walls.</text:p>
        </text:list-item>
        <text:list-item>
          <text:p text:style-name="P14">Markl manages to infiltrate the narrowest spaces, opening the way for the group.</text:p>
        </text:list-item>
        <text:list-item>
          <text:p text:style-name="P14">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3"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13"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s</text:p>
          </table:table-cell>
          <table:table-cell table:style-name="reward.A2" office:value-type="string">
            <text:p text:style-name="Table_20_Contents">They are armors that reinforce Calcifer's CA.</text:p>
          </table:table-cell>
          <table:table-cell table:style-name="reward.C2" office:value-type="string">
            <text:list xml:id="list4764159450684355157" text:style-name="L2">
              <text:list-item>
                <text:p text:style-name="P7">CA1: Plate Mail (rare, CA = 3)</text:p>
              </text:list-item>
              <text:list-item>
                <text:p text:style-name="P7">CA2: Sword (Normal) (Uncommon, 1d8)</text:p>
              </text:list-item>
              <text:list-item>
                <text:p text:style-name="P7">CA3: Two-Handed Sword (Rare, 1d10)</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3" office:value-type="string">
            <text:list xml:id="list4072704591485900185" text:style-name="L3">
              <text:list-item>
                <text:p text:style-name="P8">MC: <text:s/>Whisper Tunic (rare, CA = 7 and Intelligence +2)</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7799320180892664212" text:style-name="L4">
              <text:list-item>
                <text:p text:style-name="P9">A1: WoW necklace (rare, medium life point up and Intelligence +1 )</text:p>
              </text:list-item>
              <text:list-item>
                <text:p text:style-name="P9">A2: Markl necklace (rare, medium life point up and Wisdom +2)</text:p>
              </text:list-item>
              <text:list-item>
                <text:p text:style-name="P9">A3: Stone of the Intelligence Calcifer (uncommon, Intelligence +2)</text:p>
              </text:list-item>
              <text:list-item>
                <text:p text:style-name="P9">A4: Stone of Life Calcifer (rare, medium life point up)</text:p>
              </text:list-item>
              <text:list-item>
                <text:p text:style-name="P9">A5: Stone of Life Heen (rare, medium life point up)</text:p>
              </text:list-item>
              <text:list-item>
                <text:p text:style-name="P9">A6: Sophie-Heen dexterity stone (common, Dexterity +2)</text:p>
              </text:list-item>
              <text:list-item>
                <text:p text:style-name="P9">A7: WoW necklace (rare, medium life point up and Wisdom +1 )</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322174205172526446" text:style-name="L5">
              <text:list-item>
                <text:p text:style-name="P10">Life potion: recharge the missing life points.</text:p>
              </text:list-item>
              <text:list-item>
                <text:p text:style-name="P10">Regeneration potion: increases the regeneration of life points for tot seconds.</text:p>
              </text:list-item>
              <text:list-item>
                <text:p text:style-name="P10">Magika potion: increase the magic power for tot seconds.</text:p>
              </text:list-item>
              <text:list-item>
                <text:p text:style-name="P10">Potion of dexterity: increase dexterity for tot seconds.</text:p>
              </text:list-item>
              <text:list-item>
                <text:p text:style-name="P10">Potion of strength: increase strength for tot seconds.</text:p>
              </text:list-item>
            </text:list>
          </table:table-cell>
        </table:table-row>
        <text:soft-page-break/>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6389585558828263566" text:style-name="L6">
              <text:list-item>
                <text:p text:style-name="P11">HW1: Mace (common, 1d6)</text:p>
              </text:list-item>
              <text:list-item>
                <text:p text:style-name="P11">HW2: Battle Axe bat (uncommon, 1d8)</text:p>
              </text:list-item>
              <text:list-item>
                <text:p text:style-name="P11">HW3: Double-headed (rare, 1d10)</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6748165479819168441" text:style-name="L7">
              <text:list-item>
                <text:p text:style-name="P12">HA1: Chain Mail (uncommon, CA = 5)</text:p>
              </text:list-item>
              <text:list-item>
                <text:p text:style-name="P12">HA2: Plate Mail (rare, CA = 3)</text:p>
              </text:list-item>
              <text:list-item>
                <text:p text:style-name="P12">HA3: Shield (rare, +1 CA)</text:p>
              </text:list-item>
            </text:list>
          </table:table-cell>
        </table:table-row>
      </table:table>
      <text:h text:style-name="Heading_20_3" text:outline-level="3">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1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2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3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2104362610124730895" text:style-name="L8">
        <text:list-item>
          <text:p text:style-name="P15"><text:soft-page-break/>HA3 is found by exploring the prisons, the player must find the secret passage in the guard post 3 and face the two enemies in the interrogation room.</text:p>
        </text:list-item>
        <text:list-item>
          <text:p text:style-name="P15">MC2 (Sophie) is found by exploring the NO sector of the city inside a shop whose entrance door is semi-open.</text:p>
        </text:list-item>
        <text:list-item>
          <text:p text:style-name="P15">A3 is hidden in the castle and is obtained by exploring room Y after having beaten the enemies who preside it.</text:p>
        </text:list-item>
        <text:list-item>
          <text:p text:style-name="P15">CA5 is in the arsenal to which you must log in during the side quest to help the resistance. In particular the player open the trunk placed in the corner of the room.</text:p>
        </text:list-item>
      </text:list>
      <text:h text:style-name="P13"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list xml:id="list2904479593392888594" text:style-name="L9">
        <text:list-item>
          <text:p text:style-name="P16">City: 11 (3 NO, 4 SO, 4 SE)</text:p>
        </text:list-item>
        <text:list-item>
          <text:p text:style-name="P16">Castle: 2</text:p>
        </text:list-item>
        <text:list-item>
          <text:p text:style-name="P16">Prisons: 2</text:p>
        </text:list-item>
        <text:list-item>
          <text:p text:style-name="P16">Port: 2</text:p>
        </text:list-item>
        <text:list-item>
          <text:p text:style-name="P16">Barracks: 1</text:p>
        </text:list-item>
        <text:list-item>
          <text:p text:style-name="P16">Training Camp: 1</text:p>
        </text:list-item>
        <text:list-item>
          <text:p text:style-name="P16">Arsenal: 0</text:p>
        </text:list-item>
        <text:list-item>
          <text:p text:style-name="P16">Tower: 1</text:p>
        </text:list-item>
        <text:list-item>
          <text:p text:style-name="P16">Base of resistance: 2</text:p>
        </text:list-item>
        <text:list-item>
          <text:p text:style-name="P16">Tavern: 2</text:p>
        </text:list-item>
        <text:list-item>
          <text:p text:style-name="P16">Sewers: 2</text:p>
        </text:list-item>
      </text:list>
      <text:p text:style-name="Standard">Objects in the city can be found on the sides of roads, on the ground or in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9T15:48:59.49</dc:date>
    <meta:editing-duration>PT5H22M30S</meta:editing-duration>
    <meta:editing-cycles>142</meta:editing-cycles>
    <meta:generator>OpenOffice/4.1.4$Win32 OpenOffice.org_project/414m5$Build-9788</meta:generator>
    <meta:document-statistic meta:table-count="5" meta:image-count="0" meta:object-count="0" meta:page-count="7" meta:paragraph-count="223" meta:word-count="1300" meta:character-count="6782"/>
    <meta:template xlink:type="simple" xlink:actuate="onRequest" xlink:title="" xlink:href="../MasterGameDesignDocument.odm" meta:date="2018-12-26T10:28:13.58"/>
  </office:meta>
</office:document-meta>
</file>